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Fábrica de Software – Instituto de Informática – Universidade Federal de Goiás</text:span></text:p>
      <text:p text:style-name="P1"><text:span text:style-name="T1">Nome do Projeto</text:span></text:p>
      <text:p text:style-name="P2"><text:span text:style-name="T1">Relatório Individual</text:span></text:p>
      <text:p text:style-name="P2"><text:span text:style-name="T2"/></text:p>
      <text:p text:style-name="P3"><text:span text:style-name="T3">Aluno</text:span><text:span text:style-name="T4">: Cláudio Cavalcante Tonhá<text:tab/><text:tab/><text:tab/><text:tab/><text:tab/></text:span><text:span text:style-name="T5">Data:</text:span><text:span text:style-name="T6"><text:s/>17/10/2013</text:span></text:p>
      <text:p text:style-name="P3"><text:span text:style-name="T6">Fa</text:span><text:span text:style-name="T7">se/Iteração:</text:span><text:span text:style-name="T8"><text:s/>Sprint 2<text:tab/> <text:tab/><text:tab/><text:tab/><text:tab/></text:span><text:span text:style-name="T9">Esforço Total:</text:span><text:span text:style-name="T10"><text:s/>8 horas</text:span></text:p>
      <text:p text:style-name="P3"><text:span text:style-name="T11"/></text:p>
      <text:p text:style-name="P3"><text:span text:style-name="T12">Atividade: Criação do Documento de padrões javascript</text:span><text:span text:style-name="T13"><text:tab/><text:tab/></text:span><text:span text:style-name="T14">Esforço: 8 horas</text:span></text:p>
      <text:p text:style-name="P3"><text:span text:style-name="T15">Descrição: Alterações no documento de padrões javascript, inclusão do pattern Module e outros patterns importantes como o singleton.</text:span></text:p>
      <text:p text:style-name="P3"><text:span text:style-name="T15">Produtos: Padrões javascript</text:span></text:p>
      <text:p text:style-name="P3"><text:span text:style-name="T15">Equipe: FrontEnd</text:span></text:p>
      <text:p text:style-name="P3"><text:span text:style-name="T15">Artefato: Em desenvolvimento</text:span></text:p>
      <text:p text:style-name="P3"><text:span text:style-name="T16"/></text:p>
      <text:p text:style-name="P3"><text:span text:style-name="T17">Atividade: Desenvolvimento dos gráficos e exportação.</text:span><text:span text:style-name="T18"><text:tab/><text:tab/></text:span><text:span text:style-name="T19">Esforço: 8 horas</text:span></text:p>
      <text:p text:style-name="P3"><text:span text:style-name="T20">Descrição: Um erro impossibilitava salvar imagem localmente, podendo ser limitação do navegador ou do javascript. No entanto, o problema ocorria devido a imagem ser salva estava no mesmo lugar que a imagem foi baixada o que impossibilitava o download correto. Os mesmos testes do componente de gráficos deverá ser testado na integração da aplicação.</text:span></text:p>
      <text:p text:style-name="P3"><text:span text:style-name="T20">Produtos: Código-fonte</text:span></text:p>
      <text:p text:style-name="P3"><text:span text:style-name="T20">Equipe: FrontEnd</text:span></text:p>
      <text:p text:style-name="P3"><text:span text:style-name="T20">Artefato: Código-fonte</text:span></text:p>
      <text:p text:style-name="P4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